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actura Nr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TOT X ME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[.E9]+[.E8]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8-01-03" calcext:value-type="date">
            <text:p>01/03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8-01-03" calcext:value-type="date">
            <text:p>01/03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formula="of:=[.E11]+[.E10]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27/04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10000" calcext:value-type="float">
            <text:p>10000</text:p>
          </table:table-cell>
          <table:table-cell table:formula="of:=SUM([.E12:.E14])" office:value-type="float" office:value="41800" calcext:value-type="float">
            <text:p>418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SUM([.E15:.E16])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formula="of:=SUM([.E17:.E19])" office:value-type="float" office:value="36800" calcext:value-type="float">
            <text:p>368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SUM([.E20:.E23])" office:value-type="float" office:value="46800" calcext:value-type="float">
            <text:p>468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Adelanto SIST OSDE</text:p>
          </table:table-cell>
          <table:table-cell office:value-type="string" calcext:value-type="string">
            <text:p>SCIENZA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8-10-08" calcext:value-type="date">
            <text:p>10/08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4400" calcext:value-type="float">
            <text:p>14400</text:p>
          </table:table-cell>
          <table:table-cell table:formula="of:=SUM([.E24:.E27])" office:value-type="float" office:value="54200" calcext:value-type="float">
            <text:p>542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14/09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19/09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formula="of:=SUM([.E28:.E31])" office:value-type="float" office:value="41800" calcext:value-type="float">
            <text:p>418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DESARROLLO OSDE</text:p>
          </table:table-cell>
          <table:table-cell office:value-type="string" calcext:value-type="string">
            <text:p>SCIENZA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26/10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0000" calcext:value-type="float">
            <text:p>10000</text:p>
          </table:table-cell>
          <table:table-cell table:formula="of:=[.E36]+[.E35]+[.E34]+[.E33]+[.E32]" office:value-type="float" office:value="70800" calcext:value-type="float">
            <text:p>70800</text:p>
          </table:table-cell>
          <table:table-cell table:formula="of:=[.F36]*0.03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23/11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23/11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6000" calcext:value-type="float">
            <text:p>6000</text:p>
          </table:table-cell>
          <table:table-cell table:formula="of:=SUM([.E37:.E41])" office:value-type="float" office:value="51750" calcext:value-type="float">
            <text:p>51750</text:p>
          </table:table-cell>
          <table:table-cell office:value-type="float" office:value="51750" calcext:value-type="float">
            <text:p>517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6:.E44])" office:value-type="float" office:value="512900" calcext:value-type="float">
            <text:p>5129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9-04-01" calcext:value-type="date">
            <text:p>04/01/19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/>
          <table:table-cell table:style-name="ce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9-04-01" calcext:value-type="date">
            <text:p>04/01/19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9-04-01" calcext:value-type="date">
            <text:p>04/01/19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9-11-01" calcext:value-type="date">
            <text:p>11/01/19</text:p>
          </table:table-cell>
          <table:table-cell office:value-type="string" calcext:value-type="string">
            <text:p>50% APP</text:p>
          </table:table-cell>
          <table:table-cell office:value-type="string" calcext:value-type="string">
            <text:p>FARMAYA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9-06-03" calcext:value-type="date">
            <text:p>06/03/19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9-06-03" calcext:value-type="date">
            <text:p>06/03/19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9-06-03" calcext:value-type="date">
            <text:p>06/03/19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9-01-04" calcext:value-type="date">
            <text:p>01/04/19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9-01-04" calcext:value-type="date">
            <text:p>01/04/19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9-01-04" calcext:value-type="date">
            <text:p>01/04/19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9-02-05" calcext:value-type="date">
            <text:p>02/05/19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9-02-05" calcext:value-type="date">
            <text:p>02/05/19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9-02-05" calcext:value-type="date">
            <text:p>02/05/19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formula="of:=SUM([.E17:.E44])" office:value-type="float" office:value="343900" calcext:value-type="float">
            <text:p>3439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.E48:.E63])" office:value-type="float" office:value="223750" calcext:value-type="float">
            <text:p>22375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formula="of:=[.F64]+[.F63]" office:value-type="float" office:value="567650" calcext:value-type="float">
            <text:p>5676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1:53:36.025805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2:25:23.107178077</meta:creation-date>
    <dc:date>2019-05-30T12:03:59.475264597</dc:date>
    <meta:editing-duration>PT1H57M32S</meta:editing-duration>
    <meta:editing-cycles>35</meta:editing-cycles>
    <meta:generator>LibreOffice/5.3.5.2$Linux_X86_64 LibreOffice_project/30m0$Build-2</meta:generator>
    <meta:document-statistic meta:table-count="1" meta:cell-count="297" meta:object-count="0"/>
  </office:meta>
</office:document-meta>
</file>